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axable_event_usd"/>
          <table:table-cell office:value="24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1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1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STAKING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105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axable_event_usd"/>
          <table:table-cell office:value="25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AIRDROP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1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3.513672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